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75" officeooo:paragraph-rsid="00083c75"/>
    </style:style>
    <style:style style:name="P2" style:family="paragraph" style:parent-style-name="Standard">
      <style:text-properties style:text-underline-style="none" fo:font-weight="normal" officeooo:rsid="00083c75" officeooo:paragraph-rsid="00083c7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9966e" officeooo:paragraph-rsid="0009966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aa4cb" officeooo:paragraph-rsid="000aa4cb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aa4cb"/>
    </style:style>
    <style:style style:name="T11" style:family="text">
      <style:text-properties officeooo:rsid="000c0b54"/>
    </style:style>
    <style:style style:name="T12" style:family="text">
      <style:text-properties officeooo:rsid="000e0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JAVA PROGRAM </text:p>
      <text:p text:style-name="P3">CYCLE 2:</text:p>
      <text:p text:style-name="P3">1.<text:span text:style-name="T10">Write</text:span> a Java class having overloaded methods to calculate area of rectangle</text:p>
      <text:p text:style-name="P3">and circle.</text:p>
      <text:p text:style-name="P4">2.Define a class Queue for representing a queue data structure. The class must</text:p>
      <text:p text:style-name="P4">define a default constructor, a parameterized constructor and functions for en-</text:p>
      <text:p text:style-name="P4">queue, de-queue and display operations. Write a Java program to implement</text:p>
      <text:p text:style-name="P4">this.</text:p>
      <text:p text:style-name="P4"><text:span text:style-name="T11">3.</text:span>Write a program to print the area and perimeter of a triangle having sides of 3, 4 and 5 units by creating a class named 'Triangle' without any parameter in its constructor.</text:p>
      <text:p text:style-name="P4"><text:span text:style-name="T11">4.</text:span>Write a program to print the area of a rectangle by creating a class named 'Area' taking the values of its length and breadth as parameters of its constructor and having a method named 'returnArea' which returns the area of the rectangle. Length and breadth of rectangle are entered through keyboard. </text:p>
      <text:p text:style-name="P4"><text:span text:style-name="T12">5.</text:span>Create a class with a method that prints "This is parent class" and its subclass with another method that prints "This is child class". Now, create an object for each of the class and call<text:line-break/>1 - method of parent class by object of parent class<text:line-break/>2 - method of child class by object of child class<text:line-break/>3 - method of parent class by object of child clas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9:48:02.774035617</meta:creation-date>
    <dc:date>2021-01-04T10:30:41.842673851</dc:date>
    <meta:editing-duration>PT1M58S</meta:editing-duration>
    <meta:editing-cycles>1</meta:editing-cycles>
    <meta:document-statistic meta:table-count="0" meta:image-count="0" meta:object-count="0" meta:page-count="1" meta:paragraph-count="11" meta:word-count="205" meta:character-count="1168" meta:non-whitespace-character-count="972"/>
    <meta:generator>LibreOffice/6.0.7.3$Linux_X86_64 LibreOffice_project/00m0$Build-3</meta:generator>
  </office:meta>
</office:document-meta>
</file>